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 fo:font-size="14pt" style:font-size-asian="14pt" style:font-size-complex="14pt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fo:language="ru" fo:country="RU" style:font-name-asian="Times New Roman2" style:font-size-asian="14pt" style:font-name-complex="Times New Roman2" style:font-size-complex="14pt"/>
    </style:style>
    <style:style style:name="T11" style:family="text">
      <style:text-properties fo:font-size="14pt" style:font-name-asian="Times New Roman2" style:font-size-asian="14pt" style:font-name-complex="Times New Roman2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6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1.06cm" svg:height="0.93cm" draw:z-index="0"><draw:image xlink:href="../../odt/images/0054.png" xlink:type="simple" xlink:show="embed" xlink:actuate="onLoad"/></draw:frame></text:p>
          </table:table-cell>
          <table:table-cell table:style-name="Table1.B1" office:value-type="string">
            <text:h text:style-name="P11" text:outline-level="1">Гиперболический котангенс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1.981cm" svg:height="1.379cm" draw:z-index="1"><draw:image xlink:href="../../odt/images/005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возвращает выходное значение, вычисленное по формуле:</text:p>
            <text:p text:style-name="P5"><draw:frame draw:style-name="fr3" draw:name="Объект1" text:anchor-type="as-char" svg:width="5.082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4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4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4"><text:span text:style-name="T2">Свойства</text:span><text:span text:style-name="T1">:</text:span></text:p>
            <text:list xml:id="list2646539655507654267" text:style-name="L1">
              <text:list-item>
                <text:p text:style-name="P8"><text:span text:style-name="T9">Амп</text:span><text:span text:style-name="T11">литуда – коэффициент</text:span><text:span text:style-name="T11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1">.</text:span></text:p>
              </text:list-item>
              <text:list-item>
                <text:p text:style-name="P8"><text:span text:style-name="T11">Частота – коэффициент</text:span><text:span text:style-name="T11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1">.</text:span></text:p>
              </text:list-item>
              <text:list-item>
                <text:p text:style-name="P8"><text:span text:style-name="T10">Фаза</text:span><text:span text:style-name="T11"> – коэффициент</text:span><text:span text:style-name="T11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1">.</text:span></text:p>
              </text:list-item>
            </text:list>
            <text:p text:style-name="P3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3"><text:span text:style-name="T12">Примечани</text:span><text:span text:style-name="T2">я</text:span>:</text:p>
            <text:list xml:id="list1564582725619419104" text:style-name="L2">
              <text:list-item>
                <text:p text:style-name="P9">По умолчанию данный блок реализует гиперболическое котангенциальное<text:span text:style-name="T1"> </text:span>преобразование входного <text:span text:style-name="T13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0"><text:span text:style-name="T14">Именованные свойства </text:span><text:span text:style-name="T6">могут быть заданы </text:span><text:span text:style-name="T14">как </text:span><text:span text:style-name="T17">локальные</text:span><text:span text:style-name="T14"> переменные модели (или субмодели) во вкладке </text:span><text:span text:style-name="T17">Параметры,</text:span><text:span text:style-name="T14"> как </text:span><text:span text:style-name="T17">глобальные</text:span><text:span text:style-name="T14"> сигналы проекта при помощи пункта главного меню </text:span><text:span text:style-name="T4">Сервис</text:span><text:span text:style-name="T14"> </text:span><text:span text:style-name="T15">→</text:span><text:span text:style-name="T16"> </text:span><text:span text:style-name="T18">Сигналы,</text:span><text:span text:style-name="T14"> </text:span><text:span text:style-name="T6">или как </text:span><text:span text:style-name="T4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котангенс</dc:title>
    <dc:date>2014-12-01T11:05:42.38</dc:date>
    <meta:generator>OpenOffice/4.1.1$Win32 OpenOffice.org_project/411m6$Build-9775</meta:generator>
    <meta:editing-duration>PT2H30M47S</meta:editing-duration>
    <meta:editing-cycles>152</meta:editing-cycles>
    <meta:document-statistic meta:table-count="1" meta:image-count="2" meta:object-count="7" meta:page-count="1" meta:paragraph-count="18" meta:word-count="117" meta:character-count="80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ct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ct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